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-4.088095665" calcext:value-type="float">
            <text:p>-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63724136" calcext:value-type="float">
            <text:p>46,63724136</text:p>
          </table:table-cell>
          <table:table-cell office:value-type="float" office:value="7.900381877E-027" calcext:value-type="float">
            <text:p>7,90E-027</text:p>
          </table:table-cell>
          <table:table-cell office:value-type="float" office:value="4.091441154" calcext:value-type="float">
            <text:p>4,091441154</text:p>
          </table:table-cell>
          <table:table-cell table:style-name="ce2" table:formula="of:=ABS(SUM([.E2:.E3])/[.E2])" office:value-type="float" office:value="0.00081834900015726" calcext:value-type="float">
            <text:p>0,0008183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22" calcext:value-type="float">
            <text:p>68022</text:p>
          </table:table-cell>
          <table:table-cell office:value-type="float" office:value="51.85409164" calcext:value-type="float">
            <text:p>51,85409164</text:p>
          </table:table-cell>
          <table:table-cell office:value-type="float" office:value="1.044773623E-020" calcext:value-type="float">
            <text:p>1,04E-020</text:p>
          </table:table-cell>
          <table:table-cell office:value-type="float" office:value="-2.887341022" calcext:value-type="float">
            <text:p>-2,88734102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22" calcext:value-type="float">
            <text:p>68022</text:p>
          </table:table-cell>
          <table:table-cell office:value-type="float" office:value="52.44810867" calcext:value-type="float">
            <text:p>52,44810867</text:p>
          </table:table-cell>
          <table:table-cell office:value-type="float" office:value="1.123226615E-020" calcext:value-type="float">
            <text:p>1,12E-020</text:p>
          </table:table-cell>
          <table:table-cell office:value-type="float" office:value="2.888904333" calcext:value-type="float">
            <text:p>2,888904333</text:p>
          </table:table-cell>
          <table:table-cell table:formula="of:=ABS(SUM([.E4:.E5])/[.E4])" office:value-type="float" office:value="0.000541436216951292" calcext:value-type="float">
            <text:p>0,00054143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049" calcext:value-type="float">
            <text:p>68049</text:p>
          </table:table-cell>
          <table:table-cell office:value-type="float" office:value="53.23549271" calcext:value-type="float">
            <text:p>53,23549271</text:p>
          </table:table-cell>
          <table:table-cell office:value-type="float" office:value="9.764984591E-018" calcext:value-type="float">
            <text:p>9,76E-018</text:p>
          </table:table-cell>
          <table:table-cell office:value-type="float" office:value="-2.342931509" calcext:value-type="float">
            <text:p>-2,34293150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049" calcext:value-type="float">
            <text:p>68049</text:p>
          </table:table-cell>
          <table:table-cell office:value-type="float" office:value="53.20832825" calcext:value-type="float">
            <text:p>53,20832825</text:p>
          </table:table-cell>
          <table:table-cell office:value-type="float" office:value="9.471428118E-018" calcext:value-type="float">
            <text:p>9,47E-018</text:p>
          </table:table-cell>
          <table:table-cell office:value-type="float" office:value="2.343586206" calcext:value-type="float">
            <text:p>2,343586206</text:p>
          </table:table-cell>
          <table:table-cell table:style-name="ce3" table:formula="of:=ABS(SUM([.E6:.E7])/[.E6])" office:value-type="float" office:value="0.000279434971737311" calcext:value-type="float">
            <text:p>0,0002794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074" calcext:value-type="float">
            <text:p>68074</text:p>
          </table:table-cell>
          <table:table-cell office:value-type="float" office:value="53.43545532" calcext:value-type="float">
            <text:p>53,43545532</text:p>
          </table:table-cell>
          <table:table-cell office:value-type="float" office:value="5.595682291E-016" calcext:value-type="float">
            <text:p>5,60E-016</text:p>
          </table:table-cell>
          <table:table-cell office:value-type="float" office:value="-2.00899601" calcext:value-type="float">
            <text:p>-2,0089960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074" calcext:value-type="float">
            <text:p>68074</text:p>
          </table:table-cell>
          <table:table-cell office:value-type="float" office:value="53.22198868" calcext:value-type="float">
            <text:p>53,22198868</text:p>
          </table:table-cell>
          <table:table-cell office:value-type="float" office:value="5.736873684E-016" calcext:value-type="float">
            <text:p>5,74E-016</text:p>
          </table:table-cell>
          <table:table-cell office:value-type="float" office:value="2.009545565" calcext:value-type="float">
            <text:p>2,009545565</text:p>
          </table:table-cell>
          <table:table-cell table:style-name="ce3" table:formula="of:=ABS(SUM([.E8:.E9])/[.E8])" office:value-type="float" office:value="0.000273547083848935" calcext:value-type="float">
            <text:p>0,0002735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092" calcext:value-type="float">
            <text:p>68092</text:p>
          </table:table-cell>
          <table:table-cell office:value-type="float" office:value="53.31332397" calcext:value-type="float">
            <text:p>53,31332397</text:p>
          </table:table-cell>
          <table:table-cell office:value-type="float" office:value="0.0000000000001596876792" calcext:value-type="float">
            <text:p>1,60E-013</text:p>
          </table:table-cell>
          <table:table-cell office:value-type="float" office:value="-1.775572538" calcext:value-type="float">
            <text:p>-1,77557253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092" calcext:value-type="float">
            <text:p>68092</text:p>
          </table:table-cell>
          <table:table-cell office:value-type="float" office:value="53.07727432" calcext:value-type="float">
            <text:p>53,07727432</text:p>
          </table:table-cell>
          <table:table-cell office:value-type="float" office:value="0.0000000000001594693615" calcext:value-type="float">
            <text:p>1,59E-013</text:p>
          </table:table-cell>
          <table:table-cell office:value-type="float" office:value="1.777577162" calcext:value-type="float">
            <text:p>1,777577162</text:p>
          </table:table-cell>
          <table:table-cell table:style-name="ce3" table:formula="of:=ABS(SUM([.E10:.E11])/[.E10])" office:value-type="float" office:value="0.001129001466906" calcext:value-type="float">
            <text:p>0,00112900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213" calcext:value-type="float">
            <text:p>68213</text:p>
          </table:table-cell>
          <table:table-cell office:value-type="float" office:value="52.97797775" calcext:value-type="float">
            <text:p>52,97797775</text:p>
          </table:table-cell>
          <table:table-cell office:value-type="float" office:value="0.0000000000008147514781" calcext:value-type="float">
            <text:p>8,15E-013</text:p>
          </table:table-cell>
          <table:table-cell office:value-type="float" office:value="-1.601275444" calcext:value-type="float">
            <text:p>-1,60127544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213" calcext:value-type="float">
            <text:p>68213</text:p>
          </table:table-cell>
          <table:table-cell office:value-type="float" office:value="53.05167007" calcext:value-type="float">
            <text:p>53,05167007</text:p>
          </table:table-cell>
          <table:table-cell office:value-type="float" office:value="0.000000000000802462697" calcext:value-type="float">
            <text:p>8,02E-013</text:p>
          </table:table-cell>
          <table:table-cell office:value-type="float" office:value="1.602245092" calcext:value-type="float">
            <text:p>1,602245092</text:p>
          </table:table-cell>
          <table:table-cell table:formula="of:=ABS(SUM([.E12:.E13])/[.E12])" office:value-type="float" office:value="0.000605547286466649" calcext:value-type="float">
            <text:p>0,00060554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269" calcext:value-type="float">
            <text:p>68269</text:p>
          </table:table-cell>
          <table:table-cell office:value-type="float" office:value="53.07389069" calcext:value-type="float">
            <text:p>53,07389069</text:p>
          </table:table-cell>
          <table:table-cell office:value-type="float" office:value="0.00000000006161125082" calcext:value-type="float">
            <text:p>6,16E-011</text:p>
          </table:table-cell>
          <table:table-cell office:value-type="float" office:value="-1.463055372" calcext:value-type="float">
            <text:p>-1,4630553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269" calcext:value-type="float">
            <text:p>68269</text:p>
          </table:table-cell>
          <table:table-cell office:value-type="float" office:value="53.29933548" calcext:value-type="float">
            <text:p>53,29933548</text:p>
          </table:table-cell>
          <table:table-cell office:value-type="float" office:value="0.00000000006155865401" calcext:value-type="float">
            <text:p>6,16E-011</text:p>
          </table:table-cell>
          <table:table-cell office:value-type="float" office:value="1.464321375" calcext:value-type="float">
            <text:p>1,464321375</text:p>
          </table:table-cell>
          <table:table-cell table:formula="of:=ABS(SUM([.E14:.E15])/[.E14])" office:value-type="float" office:value="0.000865314481070793" calcext:value-type="float">
            <text:p>0,00086531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396" calcext:value-type="float">
            <text:p>68396</text:p>
          </table:table-cell>
          <table:table-cell office:value-type="float" office:value="50.60010529" calcext:value-type="float">
            <text:p>50,60010529</text:p>
          </table:table-cell>
          <table:table-cell office:value-type="float" office:value="0.0000000006558661392" calcext:value-type="float">
            <text:p>6,56E-010</text:p>
          </table:table-cell>
          <table:table-cell office:value-type="float" office:value="-1.350833535" calcext:value-type="float">
            <text:p>-1,35083353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396" calcext:value-type="float">
            <text:p>68396</text:p>
          </table:table-cell>
          <table:table-cell office:value-type="float" office:value="51.01794434" calcext:value-type="float">
            <text:p>51,01794434</text:p>
          </table:table-cell>
          <table:table-cell office:value-type="float" office:value="0.0000000006551937326" calcext:value-type="float">
            <text:p>6,55E-010</text:p>
          </table:table-cell>
          <table:table-cell office:value-type="float" office:value="1.35181272" calcext:value-type="float">
            <text:p>1,35181272</text:p>
          </table:table-cell>
          <table:table-cell table:formula="of:=ABS(SUM([.E16:.E17])/[.E16])" office:value-type="float" office:value="0.000724874660444411" calcext:value-type="float">
            <text:p>0,00072487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537" calcext:value-type="float">
            <text:p>68537</text:p>
          </table:table-cell>
          <table:table-cell office:value-type="float" office:value="75.15480804" calcext:value-type="float">
            <text:p>75,15480804</text:p>
          </table:table-cell>
          <table:table-cell office:value-type="float" office:value="0.00000000509239273" calcext:value-type="float">
            <text:p>5,09E-009</text:p>
          </table:table-cell>
          <table:table-cell office:value-type="float" office:value="-1.25458765" calcext:value-type="float">
            <text:p>-1,2545876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537" calcext:value-type="float">
            <text:p>68537</text:p>
          </table:table-cell>
          <table:table-cell office:value-type="float" office:value="101.5186157" calcext:value-type="float">
            <text:p>101,5186157</text:p>
          </table:table-cell>
          <table:table-cell office:value-type="float" office:value="0.000000005081801202" calcext:value-type="float">
            <text:p>5,08E-009</text:p>
          </table:table-cell>
          <table:table-cell office:value-type="float" office:value="1.256857872" calcext:value-type="float">
            <text:p>1,256857872</text:p>
          </table:table-cell>
          <table:table-cell table:style-name="ce3" table:formula="of:=ABS(SUM([.E18:.E19])/[.E18])" office:value-type="float" office:value="0.00180953638432528" calcext:value-type="float">
            <text:p>0,00180953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773" calcext:value-type="float">
            <text:p>68773</text:p>
          </table:table-cell>
          <table:table-cell office:value-type="float" office:value="150.9198151" calcext:value-type="float">
            <text:p>150,9198151</text:p>
          </table:table-cell>
          <table:table-cell office:value-type="float" office:value="0.00000003033803608" calcext:value-type="float">
            <text:p>3,03E-008</text:p>
          </table:table-cell>
          <table:table-cell office:value-type="float" office:value="-1.191796541" calcext:value-type="float">
            <text:p>-1,19179654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773" calcext:value-type="float">
            <text:p>68773</text:p>
          </table:table-cell>
          <table:table-cell office:value-type="float" office:value="177.8059082" calcext:value-type="float">
            <text:p>177,8059082</text:p>
          </table:table-cell>
          <table:table-cell office:value-type="float" office:value="0.00000003032454288" calcext:value-type="float">
            <text:p>3,03E-008</text:p>
          </table:table-cell>
          <table:table-cell office:value-type="float" office:value="1.192385435" calcext:value-type="float">
            <text:p>1,192385435</text:p>
          </table:table-cell>
          <table:table-cell table:style-name="ce3" table:formula="of:=ABS(SUM([.E20:.E21])/[.E20])" office:value-type="float" office:value="0.000494122931004598" calcext:value-type="float">
            <text:p>0,00049412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840" calcext:value-type="float">
            <text:p>68840</text:p>
          </table:table-cell>
          <table:table-cell office:value-type="float" office:value="177.6055603" calcext:value-type="float">
            <text:p>177,6055603</text:p>
          </table:table-cell>
          <table:table-cell office:value-type="float" office:value="0.00000003244561242" calcext:value-type="float">
            <text:p>3,24E-008</text:p>
          </table:table-cell>
          <table:table-cell office:value-type="float" office:value="1.123787165" calcext:value-type="float">
            <text:p>1,12378716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54116448291254" calcext:value-type="float">
            <text:p>0,0007541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2:14.5366772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2:23.411935987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